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fo:font-size="18pt" fo:font-weight="bold" style:font-size-asian="18pt" style:font-weight-asian="bold" style:font-size-complex="18pt" style:font-weight-complex="bold"/>
    </style:style>
    <style:style style:name="P2" style:family="paragraph" style:parent-style-name="Standard">
      <style:paragraph-properties fo:line-height="100%"/>
      <style:text-properties style:font-name="Cantarell" fo:font-size="13pt" style:font-size-asian="13pt" style:font-size-complex="13pt"/>
    </style:style>
    <style:style style:name="P3" style:family="paragraph" style:parent-style-name="Standard" style:list-style-name="L1">
      <style:paragraph-properties fo:line-height="100%"/>
      <style:text-properties style:font-name="Cantarell" fo:font-size="13pt" style:font-size-asian="13pt" style:font-size-complex="13pt"/>
    </style:style>
    <style:style style:name="P4" style:family="paragraph" style:parent-style-name="Standard" style:list-style-name="L2">
      <style:paragraph-properties fo:line-height="100%"/>
      <style:text-properties style:font-name="Cantarell" fo:font-size="13pt" style:font-size-asian="13pt" style:font-size-complex="13pt"/>
    </style:style>
    <style:style style:name="P5" style:family="paragraph" style:parent-style-name="Standard" style:list-style-name="L2">
      <style:paragraph-properties fo:line-height="100%"/>
      <style:text-properties style:font-name="Cantarell" fo:font-size="13pt" fo:font-weight="normal" style:font-size-asian="13pt" style:font-weight-asian="normal" style:font-size-complex="13pt" style:font-weight-complex="normal"/>
    </style:style>
    <style:style style:name="P6" style:family="paragraph" style:parent-style-name="Standard" style:list-style-name="L2">
      <style:paragraph-properties fo:line-height="100%"/>
      <style:text-properties style:font-name="Cantarell" fo:font-size="13pt" fo:font-weight="bold" style:font-size-asian="13pt" style:font-weight-asian="bold" style:font-size-complex="13pt" style:font-weight-complex="bold"/>
    </style:style>
    <style:style style:name="P7" style:family="paragraph" style:parent-style-name="Standard" style:list-style-name="L2">
      <style:paragraph-properties fo:line-height="100%"/>
      <style:text-properties fo:font-variant="normal" fo:text-transform="none" fo:color="#222222" style:font-name="Cantarell" fo:font-size="13pt" fo:letter-spacing="normal" fo:font-style="normal" fo:font-weight="normal" style:font-size-asian="13pt" style:font-size-complex="13pt"/>
    </style:style>
    <style:style style:name="T1" style:family="text">
      <style:text-properties style:font-name="Cantarell" fo:font-size="15pt" style:font-size-asian="15pt" style:font-size-complex="1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Work Report ( period 1.1.2014 to 31.1.2014) by RRU</text:span></text:p>
      <text:list xml:id="list168443984" text:style-name="L1">
        <text:list-header>
          <text:p text:style-name="P3"/>
        </text:list-header>
      </text:list>
      <text:list xml:id="list1773210786" text:style-name="L2">
        <text:list-item>
          <text:list>
            <text:list-item>
              <text:list>
                <text:list-item>
                  <text:p text:style-name="P5">Performed GCC duty as per GCC schedule.</text:p>
                  <text:p text:style-name="P6"/>
                </text:list-item>
                <text:list-item>
                  <text:p text:style-name="P7">Gathered servo commands from CURRENT ONLINE, 15 M NCRA CMS, TELESET-ABCCOM. Understood all commands. Implemented basic servo commands like track, hold, position, stop etc. First level prototype Servo communication implemented and tested successfully with Mr. Thiyagu build simulator as well as with actual hardware set up in Servo Lab.</text:p>
                  <text:p text:style-name="P7"/>
                </text:list-item>
                <text:list-item>
                  <text:p text:style-name="P4">Arranged one PC104 card from Servo group and built a Lab set up for testing. 1 st level communication worked fine but faced some Network issues due to old network switch.</text:p>
                  <text:p text:style-name="P4"/>
                </text:list-item>
                <text:list-item>
                  <text:p text:style-name="P4">Made point to point connection between laptop &amp; PC104 card. Basically command &amp; response with basic commands like hold,track,stop,stow were <text:s/>working fine. So came to conclusion that because of Network switch PC104 is delaying the response.</text:p>
                  <text:p text:style-name="P4"/>
                </text:list-item>
                <text:list-item>
                  <text:p text:style-name="P4">Interfaced servo system code in Online V2. Wrote servo.c, servo.h, servo_queue.h &amp; servo_queue.c files. Command for C00 Servo system can be given from terminal. <text:s/>Wrote ssclink.c &amp; ssclink.h both files have thread routine for communicating with servo system. Wrote servo_client.c program which takes command from Online_V2.</text:p>
                  <text:p text:style-name="P4">First level Online V2 with servo commands is ready &amp; tested with prototype servo_client.c.</text:p>
                  <text:p text:style-name="P4"/>
                </text:list-item>
                <text:list-item>
                  <text:p text:style-name="P4">Worked on Servo tracking routine. Implemented a servo_example.c program. Wrote prototype Servo_Trkon.c program with Structure based protocol. Worked with Mr. Thiyagu as PC104 card got corrupted due to power failure.</text:p>
                  <text:p text:style-name="P4"/>
                </text:list-item>
                <text:list-item>
                  <text:p text:style-name="P4">Implemented trackservo.c &amp; trackservo.h which has all tracking algorithm. <text:s text:c="20"/></text:p>
                </text:list-item>
              </text:list>
            </text:list-item>
          </text:list>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3-10-27T14:46:38</meta:creation-date>
    <dc:date>2014-02-04T18:35:19</dc:date>
    <dc:creator>teleset </dc:creator>
    <meta:editing-duration>PT58M57S</meta:editing-duration>
    <meta:editing-cycles>41</meta:editing-cycles>
    <meta:generator>LibreOffice/3.4$Linux LibreOffice_project/340m1$Build-602</meta:generator>
    <meta:document-statistic meta:table-count="0" meta:image-count="0" meta:object-count="0" meta:page-count="1" meta:paragraph-count="9" meta:word-count="238" meta:character-count="1577" meta:non-whitespace-character-count="1323"/>
  </office:meta>
</office:document-meta>
</file>